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Band Struc.</text:p>
          </table:table-cell>
          <table:covered-table-cell table:style-name="ce2"/>
          <table:table-cell/>
          <table:table-cell table:style-name="ce3" office:value-type="string" calcext:value-type="string">
            <text:p>Fermi level</text:p>
          </table:table-cell>
          <table:table-cell office:value-type="float" office:value="-4.102394" calcext:value-type="float">
            <text:p>-4.10239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amm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0.592084" calcext:value-type="float">
            <text:p>0.59208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888126" calcext:value-type="float">
            <text:p>0.88812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mma</text:p>
          </table:table-cell>
          <table:table-cell table:style-name="ce2" office:value-type="float" office:value="1.4014" calcext:value-type="float">
            <text:p>1.4014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2s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2p</text:p>
          </table:table-cell>
          <table:covered-table-cell table:number-columns-repeated="2"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Orbital </text:p>
          </table:table-cell>
          <table:covered-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1s2 2s2 2p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5s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5p</text:p>
          </table:table-cell>
          <table:covered-table-cell table:number-columns-repeated="2" table:style-name="ce4"/>
        </table:table-row>
        <table:table-row table:style-name="ro1">
          <table:table-cell table:number-columns-repeated="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[Kr] 4d10 5s2 5p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4T13:04:23.783428468</meta:creation-date>
    <dc:date>2024-10-24T13:45:10.241015471</dc:date>
    <meta:editing-duration>PT30M35S</meta:editing-duration>
    <meta:editing-cycles>4</meta:editing-cycles>
    <meta:generator>LibreOffice/6.0.7.3$Linux_X86_64 LibreOffice_project/00m0$Build-3</meta:generator>
    <meta:document-statistic meta:table-count="1" meta:cell-count="44" meta:object-count="0"/>
  </office:meta>
</office:document-meta>
</file>